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4">
      <style:text-properties officeooo:paragraph-rsid="001161d1"/>
    </style:style>
    <style:style style:name="P2" style:family="paragraph" style:parent-style-name="Text_20_body">
      <style:text-properties officeooo:paragraph-rsid="001161d1"/>
    </style:style>
    <style:style style:name="P3" style:family="paragraph" style:parent-style-name="Heading_20_4">
      <style:text-properties officeooo:paragraph-rsid="001263cc"/>
    </style:style>
    <style:style style:name="T1" style:family="text">
      <style:text-properties officeooo:rsid="001c9358"/>
    </style:style>
    <style:style style:name="T2" style:family="text">
      <style:text-properties officeooo:rsid="001263cc"/>
    </style:style>
    <style:style style:name="T3" style:family="text">
      <style:text-properties officeooo:rsid="0013b663"/>
    </style:style>
    <style:style style:name="T4" style:family="text">
      <style:text-properties officeooo:rsid="000d96f3"/>
    </style:style>
    <style:style style:name="T5" style:family="text">
      <style:text-properties officeooo:rsid="00150c76"/>
    </style:style>
    <style:style style:name="T6" style:family="text">
      <style:text-properties officeooo:rsid="0016d58d"/>
    </style:style>
    <style:style style:name="T7" style:family="text">
      <style:text-properties officeooo:rsid="00194e1d"/>
    </style:style>
    <style:style style:name="T8" style:family="text">
      <style:text-properties officeooo:rsid="00191e8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4">1. <text:span text:style-name="T1">Crie uma função que receba um número inteiro positivo N e calcule o somatório dos números de 1 a N.</text:span></text:h>
      <text:p text:style-name="P2">#include &lt;stdio.h&gt;<text:line-break/><text:line-break/>int somatorio (int n) {<text:line-break/> <text:s text:c="3"/>int resultado;<text:line-break/> <text:s text:c="3"/>if (n==0) {<text:line-break/> <text:s text:c="7"/>return 0;<text:line-break/> <text:s text:c="3"/>} else {<text:line-break/> <text:s text:c="7"/>resultado=(n+somatorio(n-1));<text:line-break/> <text:s text:c="3"/>}<text:line-break/> <text:s text:c="3"/>return resultado;<text:line-break/>}<text:line-break/><text:line-break/>int main (){<text:line-break/> <text:s text:c="3"/><text:line-break/> <text:s text:c="3"/>int x;<text:line-break/> <text:s text:c="3"/>printf("insira um valor para saber o seu somatorio de 1 ao seu número: ");<text:line-break/> <text:s text:c="3"/>scanf("%d",&amp;x);<text:line-break/> <text:s text:c="3"/>printf("%d é o valor total do somatorio",somatorio(x));<text:line-break/> <text:s text:c="3"/><text:line-break/> <text:s text:c="3"/>return 0;<text:line-break/>}</text:p>
      <text:h text:style-name="P1" text:outline-level="4"><text:span text:style-name="T2">2</text:span>. <text:span text:style-name="T1">Faça uma função recursiva que calcule e retorne o fatorial de um número inteiro N.</text:span></text:h>
      <text:p text:style-name="P2">#include &lt;stdio.h&gt;<text:line-break/><text:line-break/>double fatorial (double n) {<text:line-break/> <text:s text:c="3"/>double resultado;<text:line-break/> <text:s text:c="3"/>if (n==1) {<text:line-break/> <text:s text:c="7"/>return 1;<text:line-break/> <text:s text:c="3"/>} else {<text:line-break/> <text:s text:c="7"/>resultado=(n*fatorial(n-1));<text:line-break/> <text:s text:c="3"/>}<text:line-break/> <text:s text:c="3"/>return resultado;<text:line-break/>}<text:line-break/><text:line-break/>int main (){<text:line-break/> <text:s text:c="3"/><text:line-break/> <text:s text:c="3"/>double x;<text:line-break/> <text:s text:c="3"/>printf("insira um valor para saber o seu somatorio de 1 ao seu número: ");<text:line-break/> <text:s text:c="3"/>scanf("%lf",&amp;x);<text:line-break/> <text:s text:c="3"/>printf("%.2lf é o valor total do fatorial",fatorial(x));<text:line-break/> <text:s text:c="3"/><text:line-break/><text:soft-page-break/> <text:s text:c="3"/>return 0;<text:line-break/>}</text:p>
      <text:h text:style-name="P1" text:outline-level="4"><text:span text:style-name="T2">3</text:span>. <text:span text:style-name="T1">Escreva uma função recursiva que calcule a soma dos primeiros N cubos.</text:span></text:h>
      <text:p text:style-name="P2"/>
      <text:p text:style-name="P2"/>
      <text:h text:style-name="P1" text:outline-level="4"><text:span text:style-name="T2">4</text:span>. <text:span text:style-name="T3">Faça um programa que leia um número e, caso ele seja positivo, calcule e mostre: 1) O número digitado ao quadrado, 2) A raiz quadrada do número digitado</text:span>.</text:h>
      <text:h text:style-name="P1" text:outline-level="4"><text:span text:style-name="T2">5</text:span>. Fa<text:span text:style-name="T4">ça</text:span> um programa que <text:span text:style-name="T5">receba um número inteiro e verifique se este número é par ou ímpar</text:span>.</text:h>
      <text:p text:style-name="P2"/>
      <text:h text:style-name="P1" text:outline-level="4"><text:span text:style-name="T2">6</text:span>. <text:span text:style-name="T5">Escreva um programa que, dados dois números inteiros, mostre na tela o maior deles, assim como a diferença existente entre ambos</text:span>.</text:h>
      <text:p text:style-name="P2"/>
      <text:h text:style-name="P1" text:outline-level="4"><text:span text:style-name="T2">7</text:span>. Fa<text:span text:style-name="T4">ça</text:span> um programa que <text:span text:style-name="T5">receba dois números e mostre o maior. Se por acaso os dois números forem iguais, imprima a mensagem “números iguais”.</text:span></text:h>
      <text:p text:style-name="P2"/>
      <text:h text:style-name="P1" text:outline-level="4"><text:span text:style-name="T2">8</text:span>. <text:span text:style-name="T5">Faça um programa que leia 2 notas de um aluno, verifique se as notas são válidas e exiba na tela a média destas notas. Uma nota válida deve ser, obrigatoriamente, um valor entre 0 e 10, onde caso a nota não possua valor válido, este fato deve ser informado ao usuário e o programa termina.</text:span></text:h>
      <text:p text:style-name="P2"/>
      <text:h text:style-name="P1" text:outline-level="4"><text:span text:style-name="T2">9</text:span>. <text:span text:style-name="T6">Leia o salário de um trabalhador e o valor da prestação de um empréstimo. Se a prestação for maior que 20% do salário imprima “Empréstimo não concedido”, caso contrário “Empréstimo concedido”.</text:span></text:h>
      <text:p text:style-name="P2"/>
      <text:h text:style-name="P1" text:outline-level="4">1<text:span text:style-name="T2">0</text:span>. Fa<text:span text:style-name="T4">ça</text:span> um programa que leia um número inteiro e o imprima.</text:h>
      <text:p text:style-name="P2"/>
      <text:h text:style-name="P1" text:outline-level="4"><text:soft-page-break/>1<text:span text:style-name="T2">1</text:span>. Fa<text:span text:style-name="T4">ça</text:span> um programa que leia um número inteiro e o imprima.</text:h>
      <text:h text:style-name="P1" text:outline-level="4">1<text:span text:style-name="T2">2</text:span>. Fa<text:span text:style-name="T4">ça</text:span> um programa que leia um número inteiro e o imprima.</text:h>
      <text:h text:style-name="P1" text:outline-level="4">1<text:span text:style-name="T2">3</text:span>. Fa<text:span text:style-name="T4">ça</text:span> um programa que leia um número inteiro e o imprima.</text:h>
      <text:h text:style-name="P1" text:outline-level="4">1<text:span text:style-name="T2">4</text:span>. Fa<text:span text:style-name="T4">ça</text:span> um programa que leia um número inteiro e o imprima.</text:h>
      <text:h text:style-name="P1" text:outline-level="4">1<text:span text:style-name="T2">5</text:span>. Fa<text:span text:style-name="T4">ça</text:span> um programa que leia um número inteiro e o imprima.</text:h>
      <text:p text:style-name="P2"/>
      <text:h text:style-name="P1" text:outline-level="4">1<text:span text:style-name="T2">6</text:span>. Fa<text:span text:style-name="T4">ça</text:span> um programa que leia um número inteiro e o imprima.</text:h>
      <text:h text:style-name="P1" text:outline-level="4">1<text:span text:style-name="T2">7</text:span>. Fa<text:span text:style-name="T4">ça</text:span> um programa que leia um número inteiro e o imprima.</text:h>
      <text:h text:style-name="P1" text:outline-level="4">1<text:span text:style-name="T2">8</text:span>. Fa<text:span text:style-name="T4">ça</text:span> um programa que leia um número inteiro e o imprima.</text:h>
      <text:h text:style-name="P1" text:outline-level="4">1<text:span text:style-name="T2">9</text:span>. Fa<text:span text:style-name="T4">ça</text:span> um programa que leia um número inteiro e o imprima.</text:h>
      <text:h text:style-name="P1" text:outline-level="4"><text:span text:style-name="T2">20</text:span>. Fa<text:span text:style-name="T4">ça</text:span> um programa que leia um número inteiro e o imprima.</text:h>
      <text:p text:style-name="P2"/>
      <text:h text:style-name="P3" text:outline-level="4"><text:span text:style-name="T2">2</text:span>1. Fa<text:span text:style-name="T4">ça</text:span> um programa que leia um número inteiro e o imprima.</text:h>
      <text:h text:style-name="P1" text:outline-level="4" text:is-list-header="true"><text:span text:style-name="T2">22</text:span>. Fa<text:span text:style-name="T4">ça</text:span> um programa que leia um número inteiro e o imprima.</text:h>
      <text:h text:style-name="P1" text:outline-level="4" text:is-list-header="true"><text:span text:style-name="T2">23</text:span>. Fa<text:span text:style-name="T4">ça</text:span> um programa que leia um número inteiro e o imprima.</text:h>
      <text:h text:style-name="P1" text:outline-level="4"><text:span text:style-name="T2">24</text:span>. Fa<text:span text:style-name="T4">ça</text:span> um programa que leia um número inteiro e o imprima.</text:h>
      <text:h text:style-name="P1" text:outline-level="4" text:is-list-header="true"><text:span text:style-name="T2">25</text:span>. Fa<text:span text:style-name="T4">ça</text:span> um programa que leia um número inteiro e o imprima.</text:h>
      <text:p text:style-name="P2"/>
      <text:h text:style-name="P1" text:outline-level="4"><text:span text:style-name="T2">26</text:span>. Fa<text:span text:style-name="T4">ça</text:span> um programa que leia um número inteiro e o imprima.</text:h>
      <text:h text:style-name="P1" text:outline-level="4"><text:span text:style-name="T2">27</text:span>. Fa<text:span text:style-name="T4">ça</text:span> um programa que leia um número inteiro e o imprima.</text:h>
      <text:h text:style-name="P1" text:outline-level="4"><text:span text:style-name="T2">28</text:span>. Fa<text:span text:style-name="T4">ça</text:span> um programa que leia um número inteiro e o imprima.</text:h>
      <text:h text:style-name="P1" text:outline-level="4"><text:span text:style-name="T2">29</text:span>. Fa<text:span text:style-name="T4">ça</text:span> um programa que leia um número inteiro e o imprima.</text:h>
      <text:h text:style-name="P1" text:outline-level="4" text:is-list-header="true"><text:span text:style-name="T2">30</text:span>. Fa<text:span text:style-name="T4">ça</text:span> um programa que leia um número inteiro e o imprima.</text:h>
      <text:p text:style-name="P2"/>
      <text:h text:style-name="P1" text:outline-level="4"><text:soft-page-break/><text:span text:style-name="T2">3</text:span>1. Fa<text:span text:style-name="T4">ça</text:span> um programa que leia um número inteiro e o imprima.</text:h>
      <text:h text:style-name="P1" text:outline-level="4"><text:span text:style-name="T2">32</text:span>. Fa<text:span text:style-name="T4">ça</text:span> um programa que leia um número inteiro e o imprima.</text:h>
      <text:h text:style-name="P1" text:outline-level="4"><text:span text:style-name="T2">33</text:span>. Fa<text:span text:style-name="T4">ça</text:span> um programa que leia um número inteiro e o imprima.</text:h>
      <text:h text:style-name="P1" text:outline-level="4"><text:span text:style-name="T2">34</text:span>. Fa<text:span text:style-name="T4">ça</text:span> um programa que leia um número inteiro e o imprima.</text:h>
      <text:h text:style-name="P1" text:outline-level="4"><text:span text:style-name="T2">35</text:span>. Fa<text:span text:style-name="T4">ça</text:span> um programa que leia um número inteiro e o imprima.</text:h>
      <text:p text:style-name="P2"/>
      <text:h text:style-name="P1" text:outline-level="4"><text:span text:style-name="T2">36</text:span>. Fa<text:span text:style-name="T4">ça</text:span> um programa que leia um número inteiro e o imprima.</text:h>
      <text:h text:style-name="P1" text:outline-level="4"><text:span text:style-name="T2">37</text:span>. Fa<text:span text:style-name="T4">ça</text:span> um programa que leia um número inteiro e o imprima.</text:h>
      <text:h text:style-name="P1" text:outline-level="4"><text:span text:style-name="T2">38</text:span>. Fa<text:span text:style-name="T4">ça</text:span> um programa que leia um número inteiro e o imprima.</text:h>
      <text:h text:style-name="P1" text:outline-level="4"><text:span text:style-name="T2">39</text:span>. Fa<text:span text:style-name="T4">ça</text:span> um programa que leia um número inteiro e o imprima.</text:h>
      <text:h text:style-name="P1" text:outline-level="4"><text:span text:style-name="T2">40</text:span>. <text:span text:style-name="T7">O custo ao consumidor de um carro novo é a soma do custo da fábrica, da comissão do distribuidor, e dos impostos. A comissão e os impostos são calculados sobre o custo de fábrica, de acordo com a tabela abaixo. Leia o custo de fábrica e escreva o custo ao consumidor.</text:span></text:h>
      <text:p text:style-name="P2"/>
      <text:h text:style-name="P1" text:outline-level="4"><text:span text:style-name="T2">4</text:span>1. Fa<text:span text:style-name="T4">ça</text:span> um <text:span text:style-name="T8">algoritmo que calcule o IMC de uma pessoa e mostre sua classificação de acordo com a tabela abaixo:</text:span></text:h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29T14:24:29.804059100</meta:creation-date>
    <dc:date>2025-06-30T20:41:39.643946000</dc:date>
    <meta:editing-duration>PT34M33S</meta:editing-duration>
    <meta:editing-cycles>5</meta:editing-cycles>
    <meta:generator>LibreOffice/25.2.4.3$Windows_X86_64 LibreOffice_project/33e196637044ead23f5c3226cde09b47731f7e27</meta:generator>
    <meta:document-statistic meta:table-count="0" meta:image-count="0" meta:object-count="0" meta:page-count="4" meta:paragraph-count="43" meta:word-count="769" meta:character-count="4235" meta:non-whitespace-character-count="3373"/>
  </office:meta>
</office:document-meta>
</file>